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Table_20_Contents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top="0in" fo:margin-bottom="0.1965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 style:list-style-name="WW8Num2"/>
    <style:style style:name="P8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fo:font-weight="bold" style:font-style-asian="italic" style:font-weight-asian="bold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5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11200 Canterbury Tales Ln.<text:tab/><text:tab/><text:tab/><text:tab/><text:tab/><text:tab/><text:tab/> <text:s text:c="8"/><text:tab/> <text:s text:c="8"/>markescobedo.com</text:p>
      <text:p text:style-name="Standard">Austin, TX 78748<text:tab/><text:tab/><text:tab/><text:tab/><text:tab/><text:tab/><text:tab/><text:tab/> <text:s text:c="8"/>mark@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6">SKILLS:</text:p>
      <text:section text:style-name="Sect1" text:name="Section1">
        <text:p text:style-name="P1">AngularJs</text:p>
        <text:p text:style-name="P1">C++</text:p>
        <text:p text:style-name="P1">CSS</text:p>
        <text:p text:style-name="P1">Cordova</text:p>
        <text:p text:style-name="P1">Eclipse IDE</text:p>
        <text:p text:style-name="P1">Express</text:p>
        <text:p text:style-name="P1">Git</text:p>
        <text:p text:style-name="P1">HTML5</text:p>
        <text:p text:style-name="P1">Java</text:p>
        <text:p text:style-name="P1">Javascript</text:p>
        <text:p text:style-name="P1">MVC</text:p>
        <text:p text:style-name="P1">MongoDB</text:p>
        <text:p text:style-name="P1">NetBeans</text:p>
        <text:p text:style-name="P1">Node.js</text:p>
        <text:p text:style-name="P1">PhoneGap</text:p>
        <text:p text:style-name="P1">Python</text:p>
        <text:p text:style-name="P1">REST API</text:p>
        <text:p text:style-name="P1">SVN</text:p>
        <text:p text:style-name="P1">Scrum</text:p>
        <text:p text:style-name="P1">SublimeText</text:p>
        <text:p text:style-name="P1">Unity</text:p>
        <text:p text:style-name="P1">Unix</text:p>
        <text:p text:style-name="P1">WordPress</text:p>
        <text:p text:style-name="P1">XNA</text:p>
      </text:section>
      <text:p text:style-name="P1"/>
      <text:p text:style-name="P3">WORK EXPERIENCE:</text:p>
      <text:p text:style-name="P3"/>
      <text:p text:style-name="Standard"><text:span text:style-name="T7">Keystoke Inc.</text:span><text:span text:style-name="T2"><text:tab/><text:tab/><text:tab/> <text:s text:c="5"/><text:tab/>Lead Developer <text:s text:c="2"/><text:tab/> <text:s text:c="8"/>Austin, TX <text:s/></text:span><text:span text:style-name="T5">Aug.</text:span><text:span text:style-name="T6"> 2014 – Present</text:span></text:p>
      <text:p text:style-name="P2">Responsibilities:</text:p>
      <text:list xml:id="list1735353590235482400" text:style-name="WW8Num2">
        <text:list-item>
          <text:p text:style-name="P8">The sole developer for a multitude of MEAN stack projects for our business clients</text:p>
        </text:list-item>
        <text:list-item>
          <text:p text:style-name="P8">Works with Cordova, Ionic, &amp; WordPress on a variety of projects for mobile and web</text:p>
        </text:list-item>
        <text:list-item>
          <text:p text:style-name="P8">Created and built the entirety of the company's premier product, the SandBox App Builder</text:p>
        </text:list-item>
        <text:list-item>
          <text:p text:style-name="P8">Communicates with clients so that their projects can be implemented flawlessly</text:p>
        </text:list-item>
        <text:list-item>
          <text:p text:style-name="P8">Learns new programming languages as needed so client's applications can be created using the language that works best for their goals</text:p>
        </text:list-item>
      </text:list>
      <text:p text:style-name="P3"/>
      <text:p text:style-name="Standard"><text:span text:style-name="T7">Santa Clara County Water District</text:span><text:span text:style-name="T2"><text:tab/>Contractor<text:tab/> <text:s text:c="5"/>Morgan Hill, CA <text:s/></text:span><text:span text:style-name="T5">Feb.</text:span><text:span text:style-name="T6"> 2014 – April 2014</text:span></text:p>
      <text:p text:style-name="P2">Responsibilities:</text:p>
      <text:list xml:id="list40552589" text:continue-numbering="true" text:style-name="WW8Num2">
        <text:list-item>
          <text:p text:style-name="P7">Hired to create a game using HTML5 that will engage students countywide and teach them to be conscious of trash going down storm drains</text:p>
        </text:list-item>
        <text:list-item>
          <text:p text:style-name="P8">Worked solo on the entirety of the game, art, and sound effects</text:p>
        </text:list-item>
        <text:list-item>
          <text:p text:style-name="P8">Play the game at markescobedo.com/ordtd</text:p>
        </text:list-item>
      </text:list>
      <text:p text:style-name="P4"/>
      <text:p text:style-name="Standard"><text:span text:style-name="T7">Dragon Research and Engineering</text:span><text:span text:style-name="T2"><text:tab/>Junior Engineer<text:tab/>San Diego, CA <text:s/></text:span><text:span text:style-name="T6">July 2013 - Sept. 2013</text:span></text:p>
      <text:p text:style-name="P2">Responsibilities:</text:p>
      <text:list xml:id="list40537543" text:continue-numbering="true" text:style-name="WW8Num2">
        <text:list-item>
          <text:p text:style-name="P7">Military contract work, working server-side on a rapid information reporting system</text:p>
        </text:list-item>
        <text:list-item>
          <text:p text:style-name="P7">Fixing bugs and implementing feature requests, working with Java and Javascript</text:p>
        </text:list-item>
      </text:list>
      <text:p text:style-name="P4"/>
      <text:p text:style-name="Standard"><text:span text:style-name="T7">Disney Mobile</text:span><text:span text:style-name="T3"><text:tab/><text:tab/><text:tab/></text:span><text:span text:style-name="T2"><text:tab/>Back-end Intern<text:tab/>Palo Alto, CA<text:tab/> <text:s/></text:span><text:span text:style-name="T6">July 2012 - May2013</text:span></text:p>
      <text:p text:style-name="P2">Responsibilities:</text:p>
      <text:list xml:id="list40538521" text:continue-numbering="true" text:style-name="WW8Num2">
        <text:list-item>
          <text:p text:style-name="P7">Leading development on a high traffic server to process customer acquisition requests using HTTP</text:p>
        </text:list-item>
        <text:list-item>
          <text:p text:style-name="P7">Working with advertising partners to implement their REST API requests, implemented with Java</text:p>
        </text:list-item>
      </text:list>
      <text:p text:style-name="Standard"/>
      <text:p text:style-name="P3">EDUCATION:</text:p>
      <text:p text:style-name="Table_20_Contents"/>
      <text:p text:style-name="Table_20_Contents"><text:span text:style-name="T4">University of California - Santa Cruz <text:s/><text:tab/></text:span>1156 High St. Santa Cruz, CA, 95060</text:p>
      <text:p text:style-name="Table_20_Contents">BS Computer Science: Computer Game Design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5-10-24T20:38:07.54</dc:date>
    <meta:print-date>2013-03-12T22:10:00</meta:print-date>
    <meta:editing-cycles>12</meta:editing-cycles>
    <meta:editing-duration>P1DT1H56M28S</meta:editing-duration>
    <meta:generator>OpenOffice.org/3.4.1$Win32 OpenOffice.org_project/341m1$Build-9593</meta:generator>
    <meta:document-statistic meta:table-count="0" meta:image-count="0" meta:object-count="0" meta:page-count="1" meta:paragraph-count="54" meta:word-count="315" meta:character-count="2092"/>
  </office:meta>
</office:document-meta>
</file>